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P3" style:parent-style-name="NormalWeb" style:list-style-name="LFO1" style:family="paragraph"/>
    <style:style style:name="P4" style:parent-style-name="Normal" style:list-style-name="LFO3" style:family="paragraph">
      <style:paragraph-properties fo:margin-top="0.0694in" fo:margin-bottom="0.0694in" fo:line-height="100%"/>
    </style:style>
    <style:style style:name="T5" style:parent-style-name="Tipodeletrapredefinidodoparágrafo" style:family="text">
      <style:text-properties style:font-name="Calibri" style:font-name-complex="Calibri"/>
    </style:style>
    <style:style style:name="T6" style:parent-style-name="Tipodeletrapredefinidodoparágraf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PT"/>
    </style:style>
    <style:style style:name="T7" style:parent-style-name="Tipodeletrapredefinidodoparágrafo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pt" style:country-asian="PT"/>
    </style:style>
    <style:style style:name="P8" style:parent-style-name="Normal" style:list-style-name="LFO3" style:family="paragraph">
      <style:paragraph-properties fo:margin-top="0.0694in" fo:margin-bottom="0.0694in" fo:line-height="100%"/>
    </style:style>
    <style:style style:name="T9" style:parent-style-name="Tipodeletrapredefinidodoparágraf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PT"/>
    </style:style>
    <style:style style:name="T10" style:parent-style-name="Tipodeletrapredefinidodoparágrafo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pt" style:country-asian="PT"/>
    </style:style>
    <style:style style:name="T11" style:parent-style-name="Tipodeletrapredefinidodoparágraf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PT"/>
    </style:style>
    <style:style style:name="T12" style:parent-style-name="Tipodeletrapredefinidodoparágrafo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pt" style:country-asian="PT"/>
    </style:style>
    <style:style style:name="P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/>
    </style:style>
    <style:style style:name="P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/>
    </style:style>
    <style:style style:name="P18" style:parent-style-name="ParágrafodaLista" style:list-style-name="LFO1" style:family="paragraph"/>
    <style:style style:name="P19" style:parent-style-name="ParágrafodaLista" style:list-style-name="LFO2" style:family="paragraph"/>
    <style:style style:name="P20" style:parent-style-name="ParágrafodaLista" style:list-style-name="LFO2" style:family="paragraph"/>
  </office:automatic-styles>
  <office:body>
    <office:text text:use-soft-page-breaks="true">
      <text:p text:style-name="P1">Teste versão B</text:p>
      <text:p text:style-name="Normal">Eduardo Rodrigues nº22849</text:p>
      <text:p text:style-name="Normal">Parte1</text:p>
      <text:list text:style-name="LFO1" text:continue-numbering="true">
        <text:list-item>
          <text:p text:style-name="P2">A imagem descreve a arquitetura de uma aplicação web, mostrando como diversas tecnologias são utilizadas em conjunto dentro de um ecossistema de desenvolvimento que inclui tanto web quanto aplica móveis. No diagrama, podemos ver a interação entre a interface do usuário, construída com HTML5 e JavaScript, e um aplicativo Java, ambos conetando-se a um serviço web. Este serviço web, por sua vez, utiliza Node.js e PHP como tecnologias de back-end para processar solicitações e realizar operações lógicas, as quais são comunicadas através do formato JSON. Essas operações envolvem interações com um banco de dados MySQL, indicando que o serviço web gerência a lógica de negócios e manipulação de dados. O diagrama ilustra uma clara separação entre as camadas de cliente (frontend), servidor (backend) e armazenamento de dados, uma prática comum que permite às aplicações serem robustas, escaláveis e flexíveis na escolha de tecnologias.</text:p>
        </text:list-item>
        <text:list-item>
          <text:p text:style-name="P3">os protocolos são conjuntos de regras ou normas que definem como os dados são transmitidos e recebidos entre dispositivos ou aplicações. Eles são essenciais para garantir que a comunicação entre diferentes sistemas seja realizada de forma eficiente, segura e padronizada. Os protocolos podem ser aplicados em várias camadas da rede, desde a camada física até a camada de aplicação. Cada camada tem seus próprios protocolos que garantem a realização correta das operações específicas dessa camada.</text:p>
        </text:list-item>
      </text:list>
      <text:p text:style-name="ParágrafodaLista"/>
      <text:p text:style-name="Normal"/>
      <text:p text:style-name="Normal"/>
      <text:p text:style-name="Normal"/>
      <text:p text:style-name="Normal"/>
      <text:p text:style-name="Normal">2- Parte2</text:p>
      <text:list text:style-name="LFO3" text:continue-numbering="true">
        <text:list-item>
          <text:p text:style-name="P4"><text:span text:style-name="T5">1-<text:s/></text:span><text:span text:style-name="T6">getElementById(id)</text:span><text:span text:style-name="T7"><text:s/>retorna um único elemento correspondente ao ID fornecido, porque IDs são únicos em um documento HTML.</text:span></text:p>
        </text:list-item>
        <text:list-item>
          <text:p text:style-name="P8"><text:span text:style-name="T9">getElementsByTagName(tagName)</text:span><text:span text:style-name="T10"><text:s/>e<text:s/></text:span><text:span text:style-name="T11">getElementsByClassName(className)</text:span><text:span text:style-name="T12"><text:s/>retornam coleções de elementos, pois múltiplos elementos podem compartilhar o mesmo nome de tag ou classe.</text:span></text:p>
        </text:list-item>
      </text:list>
      <text:p text:style-name="P13">Portanto, a diferença no uso de "Element" (singular) e "Elements" (plural) reflete a quantidade de elementos que cada método pode retornar.</text:p>
      <text:p text:style-name="P14">Exemplo- guardado nos ficheiros como exemplo1</text:p>
      <text:p text:style-name="P15">2.1- estrutura json para registar atores e filmes guardado no ficheiro Filmes</text:p>
      <text:p text:style-name="P16"/>
      <text:p text:style-name="P17">Estrutura em xml guardado no ficheiro bloco de notas filmes XML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8">Parte 3</text:p>
        </text:list-item>
      </text:list>
      <text:list text:style-name="LFO2" text:continue-numbering="true">
        <text:list-item>
          <text:p text:style-name="P19">A tag &lt;p&gt; é usada para definir um parágrafo em HTML. O texto dentro de uma tag &lt;p&gt; é tratado como texto formatado: os espaços extras e quebras de linha são ignorados pelo navegador, que apenas inicia uma nova linha onde a tag &lt;p&gt; é colocada e outra onde ela termina. A tag &lt;pre&gt;, por outro lado, é usada para exibir texto pré-formatado. Ao contrário da tag &lt;p&gt;, o navegador preserva todos os espaços, quebras de linha e tabulações inseridas no código HTML. Isso é útil para mostrar código-fonte ou poesia, onde a formatação é importante para o entendimento do texto.</text:p>
        </text:list-item>
      </text:list>
      <text:p text:style-name="ParágrafodaLista"/>
      <text:list text:style-name="LFO2" text:continue-numbering="true">
        <text:list-item>
          <text:p text:style-name="P20">Para que serve &lt;meta charset="utf-8"&gt;?A tag &lt;meta charset="utf-8"&gt; é usada para especificar o conjunto de caracteres UTF-8 para a página HTML. Isso é importante<text:s/>porque define como os caracteres são interpretados e exibidos pelo navegador. O UTF-8 inclui um vasto leque de caracteres de quase todos os alfabetos humanos, além de símbolos. Usar o UTF-8 garante que textos de qualquer idioma possam ser exibidos corretamente no navegador, evitando problemas de codificação como caracteres estranhos ou ilegíveis que aparecem quando o conjunto de caracteres não é adequadamente especificado ou suportado.</text:p>
        </text:list-item>
      </text:list>
      <text:p text:style-name="ParágrafodaLista"/>
      <text:p text:style-name="ParágrafodaLista">2-parte 4 guardado na pasta que diz parte4.</text:p>
      <text:p text:style-name="ParágrafodaLista">2-parte 5 guardado na pasta que diz parte5.</text:p>
      <text:p text:style-name="ParágrafodaLista">2-parte 6</text:p>
      <text:soft-page-break/>
      <text:p text:style-name="ParágrafodaLista">1.1<text:s/>guardado no ficheiro products.</text:p>
      <text:p text:style-name="ParágrafodaLista">1.2 guardado no bloco de notas explicação<text:s/></text:p>
      <text:p text:style-name="ParágrafodaLista">1.3 guardado no ficheiro que diz parte6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ódigoHTML" style:display-name="Código HTML" style:family="text" style:parent-style-name="Tipodeletrapredefinidodoparágrafo">
      <style:text-properties style:font-name="Courier New" style:font-name-asian="Times New Roman" style:font-name-complex="Courier New" fo:font-size="10pt" style:font-size-asian="10pt" style:font-size-complex="10pt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Rodrigues</meta:initial-creator>
    <dc:creator>Eduardo Rodrigues</dc:creator>
    <meta:creation-date>2024-06-03T09:12:00Z</meta:creation-date>
    <dc:date>2024-06-03T09:12:00Z</dc:date>
    <meta:template xlink:href="Normal" xlink:type="simple"/>
    <meta:editing-cycles>2</meta:editing-cycles>
    <meta:editing-duration>PT660S</meta:editing-duration>
    <meta:document-statistic meta:page-count="3" meta:paragraph-count="7" meta:word-count="551" meta:character-count="3525" meta:row-count="24" meta:non-whitespace-character-count="2981"/>
  </office:meta>
</office:document-meta>
</file>